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54e11" officeooo:paragraph-rsid="00025d98"/>
    </style:style>
    <style:style style:name="P2" style:family="paragraph" style:parent-style-name="Standard">
      <style:text-properties officeooo:rsid="00154e11" officeooo:paragraph-rsid="00042e0c"/>
    </style:style>
    <style:style style:name="P3" style:family="paragraph" style:parent-style-name="Standard">
      <style:text-properties officeooo:rsid="00167862" officeooo:paragraph-rsid="00025d98"/>
    </style:style>
    <style:style style:name="P4" style:family="paragraph" style:parent-style-name="Standard">
      <style:text-properties officeooo:rsid="0011168c" officeooo:paragraph-rsid="00025d98"/>
    </style:style>
    <style:style style:name="P5" style:family="paragraph" style:parent-style-name="Standard">
      <style:text-properties officeooo:paragraph-rsid="00025d98"/>
    </style:style>
    <style:style style:name="T1" style:family="text">
      <style:text-properties officeooo:rsid="0011168c"/>
    </style:style>
    <style:style style:name="T2" style:family="text">
      <style:text-properties officeooo:rsid="00154e11"/>
    </style:style>
    <style:style style:name="T3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4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T5" style:family="text">
      <style:text-properties officeooo:rsid="00167862"/>
    </style:style>
    <style:style style:name="T6" style:family="text">
      <style:text-properties officeooo:rsid="00025d98"/>
    </style:style>
    <style:style style:name="T7" style:family="text">
      <style:text-properties officeooo:rsid="00042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<text:span text:style-name="T6">Błąd w wymaganiach</text:span></text:p>
      <text:p text:style-name="P1">Zgłaszający: <text:span text:style-name="T1">Mathias Ewe</text:span></text:p>
      <text:p text:style-name="P1">Data: <text:span text:style-name="T6">10.10.2023 14:29</text:span></text:p>
      <text:p text:style-name="P1">Priorytet: <text:span text:style-name="T6">Niski</text:span></text:p>
      <text:p text:style-name="P5"><text:span text:style-name="T2">Urządzenie: </text:span><text:span text:style-name="T4">Google Chrome w</text:span><text:span text:style-name="T3">ersja 117.0.5938.149 (Oficjalna wersja) (64-bitowa)</text:span></text:p>
      <text:p text:style-name="P1">System operacyjny: Ubuntu 22.04.3 LTS <text:span text:style-name="T5">wersja 64-bitowa</text:span></text:p>
      <text:p text:style-name="P5"><text:span text:style-name="T2">Opis: </text:span><text:span text:style-name="T6">W pliku README.md w wymaganiach w drugim podpunkcie </text:span><text:span text:style-name="T7">oraz <text:s/>siódmym </text:span><text:span text:style-name="T6">jest literówka. Dotyczy ona </text:span><text:span text:style-name="T7">tłumaczenia na język angielski kraju docelowego</text:span>.</text:p>
      <text:p text:style-name="P1">Kroki:</text:p>
      <text:p text:style-name="P3">1. <text:span text:style-name="T6">Otwórz plik README.md </text:span></text:p>
      <text:p text:style-name="P4">2. <text:span text:style-name="T6">Scrolluj do wymagań </text:span><text:span text:style-name="T7">i podpunktu drugiego oraz siódmego</text:span></text:p>
      <text:p text:style-name="P5"><text:span text:style-name="T2">Obecny rezultat: </text:span><text:span text:style-name="T6">‘</text:span>destincationCountry’ <text:span text:style-name="T7">oraz ‘</text:span>destintionCountry’</text:p>
      <text:p text:style-name="P2">Oczekiwany rezultat: ‘destinationCountry’</text:p>
      <text:p text:style-name="P1">Załączniki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26:57.403207334</meta:creation-date>
    <dc:date>2023-10-10T14:43:53.461986385</dc:date>
    <meta:editing-duration>PT6M46S</meta:editing-duration>
    <meta:editing-cycles>1</meta:editing-cycles>
    <meta:document-statistic meta:table-count="0" meta:image-count="0" meta:object-count="0" meta:page-count="1" meta:paragraph-count="13" meta:word-count="72" meta:character-count="581" meta:non-whitespace-character-count="520"/>
    <meta:generator>LibreOffice/7.3.7.2$Linux_X86_64 LibreOffice_project/30$Build-2</meta:generator>
  </office:meta>
</office:document-meta>
</file>